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svg:font-family="'Noto Sans Mono'" style:font-family-generic="swiss" style:font-pitch="variable"/>
  </office:font-face-decls>
  <office:automatic-styles>
    <style:style style:name="P1" style:family="paragraph" style:parent-style-name="Standard">
      <style:paragraph-properties fo:text-align="center" style:justify-single-word="false">
        <style:tab-stops>
          <style:tab-stop style:position="3.4374in"/>
        </style:tab-stops>
      </style:paragraph-properties>
      <style:text-properties style:font-name="Noto Sans Mono" fo:font-size="14pt" officeooo:rsid="0004fa21" officeooo:paragraph-rsid="0004fa21" style:font-size-asian="12.25pt" style:font-size-complex="14pt"/>
    </style:style>
    <style:style style:name="P2" style:family="paragraph" style:parent-style-name="Standard">
      <style:paragraph-properties fo:text-align="start" style:justify-single-word="false">
        <style:tab-stops>
          <style:tab-stop style:position="3.4374in"/>
        </style:tab-stops>
      </style:paragraph-properties>
      <style:text-properties style:font-name="Noto Sans Mono" fo:font-size="14pt" officeooo:rsid="0004fa21" officeooo:paragraph-rsid="0004fa21" style:font-size-asian="12.25pt" style:font-size-complex="14pt"/>
    </style:style>
    <style:style style:name="P3" style:family="paragraph" style:parent-style-name="Standard">
      <style:paragraph-properties fo:text-align="start" style:justify-single-word="false">
        <style:tab-stops>
          <style:tab-stop style:position="3.4374in"/>
        </style:tab-stops>
      </style:paragraph-properties>
      <style:text-properties style:font-name="Noto Sans Mono" fo:font-size="12pt" officeooo:rsid="0004fa21" officeooo:paragraph-rsid="0004fa21" style:font-size-asian="10.5pt" style:font-size-complex="12pt"/>
    </style:style>
    <style:style style:name="P4" style:family="paragraph" style:parent-style-name="Standard">
      <style:paragraph-properties fo:text-align="start" style:justify-single-word="false">
        <style:tab-stops>
          <style:tab-stop style:position="3.4374in"/>
        </style:tab-stops>
      </style:paragraph-properties>
      <style:text-properties officeooo:paragraph-rsid="0004fa21"/>
    </style:style>
    <style:style style:name="P5" style:family="paragraph" style:parent-style-name="Standard">
      <style:paragraph-properties fo:text-align="start" style:justify-single-word="false">
        <style:tab-stops>
          <style:tab-stop style:position="3.4374in"/>
        </style:tab-stops>
      </style:paragraph-properties>
      <style:text-properties style:font-name="Noto Sans Mono" fo:font-size="12pt" officeooo:rsid="0004fa21" officeooo:paragraph-rsid="0004fa21" style:font-size-asian="10.5pt" style:font-size-complex="12pt"/>
    </style:style>
    <style:style style:name="P6" style:family="paragraph" style:parent-style-name="Standard">
      <style:paragraph-properties fo:text-align="start" style:justify-single-word="false">
        <style:tab-stops>
          <style:tab-stop style:position="3.4374in"/>
        </style:tab-stops>
      </style:paragraph-properties>
      <style:text-properties style:font-name="Noto Sans Mono" fo:font-size="12pt" officeooo:rsid="00069def" officeooo:paragraph-rsid="00069def" style:font-size-asian="10.5pt" style:font-size-complex="12pt"/>
    </style:style>
    <style:style style:name="P7" style:family="paragraph" style:parent-style-name="Standard">
      <style:paragraph-properties fo:text-align="start" style:justify-single-word="false">
        <style:tab-stops>
          <style:tab-stop style:position="3.4374in"/>
        </style:tab-stops>
      </style:paragraph-properties>
      <style:text-properties style:font-name="Noto Sans Mono" fo:font-size="12pt" officeooo:rsid="00085b30" officeooo:paragraph-rsid="00085b30" style:font-size-asian="10.5pt" style:font-size-complex="12pt"/>
    </style:style>
    <style:style style:name="P8" style:family="paragraph" style:parent-style-name="Standard">
      <style:paragraph-properties fo:text-align="start" style:justify-single-word="false">
        <style:tab-stops>
          <style:tab-stop style:position="3.4374in"/>
        </style:tab-stops>
      </style:paragraph-properties>
      <style:text-properties style:font-name="Noto Sans Mono" officeooo:paragraph-rsid="00085b30"/>
    </style:style>
    <style:style style:name="P9" style:family="paragraph" style:parent-style-name="Standard">
      <style:paragraph-properties fo:text-align="start" style:justify-single-word="false">
        <style:tab-stops>
          <style:tab-stop style:position="3.4374in"/>
        </style:tab-stops>
      </style:paragraph-properties>
      <style:text-properties style:font-name="Noto Sans Mono" officeooo:rsid="00085b30" officeooo:paragraph-rsid="00085b30"/>
    </style:style>
    <style:style style:name="P10" style:family="paragraph" style:parent-style-name="Standard">
      <style:paragraph-properties fo:text-align="center" style:justify-single-word="false">
        <style:tab-stops>
          <style:tab-stop style:position="3.4374in"/>
        </style:tab-stops>
      </style:paragraph-properties>
      <style:text-properties style:font-name="Noto Sans Mono" fo:font-size="14pt" officeooo:rsid="0004fa21" officeooo:paragraph-rsid="0004fa21" style:font-size-asian="12.25pt" style:font-size-complex="14pt"/>
    </style:style>
    <style:style style:name="P11" style:family="paragraph" style:parent-style-name="Standard">
      <style:paragraph-properties fo:text-align="start" style:justify-single-word="false">
        <style:tab-stops>
          <style:tab-stop style:position="3.4374in"/>
        </style:tab-stops>
      </style:paragraph-properties>
      <style:text-properties officeooo:paragraph-rsid="00085b30"/>
    </style:style>
    <style:style style:name="P12" style:family="paragraph" style:parent-style-name="Standard">
      <style:text-properties officeooo:rsid="00085b30" officeooo:paragraph-rsid="00085b30"/>
    </style:style>
    <style:style style:name="P13" style:family="paragraph" style:parent-style-name="Standard">
      <style:text-properties officeooo:paragraph-rsid="0009dff2"/>
    </style:style>
    <style:style style:name="P14" style:family="paragraph" style:parent-style-name="Standard">
      <style:paragraph-properties fo:text-align="center" style:justify-single-word="false"/>
      <style:text-properties fo:font-weight="bold" officeooo:rsid="0009dff2" officeooo:paragraph-rsid="0009dff2" style:font-weight-asian="bold" style:font-weight-complex="bold"/>
    </style:style>
    <style:style style:name="T1" style:family="text">
      <style:text-properties style:text-position="super 58%"/>
    </style:style>
    <style:style style:name="T2" style:family="text">
      <style:text-properties style:text-position="super 58%" style:font-name="Noto Sans Mono" fo:font-size="12pt" officeooo:rsid="0004fa21" style:font-size-asian="10.5pt" style:font-size-complex="12pt"/>
    </style:style>
    <style:style style:name="T3" style:family="text">
      <style:text-properties style:text-position="0% 100%"/>
    </style:style>
    <style:style style:name="T4" style:family="text">
      <style:text-properties style:text-position="0% 100%" officeooo:rsid="00069def"/>
    </style:style>
    <style:style style:name="T5" style:family="text">
      <style:text-properties style:font-name="Noto Sans Mono" fo:font-size="12pt" officeooo:rsid="0004fa21" style:font-size-asian="10.5pt" style:font-size-complex="12pt"/>
    </style:style>
    <style:style style:name="T6" style:family="text">
      <style:text-properties style:font-name="Noto Sans Mono" fo:font-size="12pt" officeooo:rsid="00069def" style:font-size-asian="10.5pt" style:font-size-complex="12pt"/>
    </style:style>
    <style:style style:name="T7" style:family="text">
      <style:text-properties style:font-name="Noto Sans Mono" fo:font-size="12pt" officeooo:rsid="00085b30" style:font-size-asian="10.5pt" style:font-size-complex="12pt"/>
    </style:style>
    <style:style style:name="T8" style:family="text">
      <style:text-properties style:font-name="Noto Sans Mono" fo:font-size="12pt" officeooo:rsid="0009dff2" style:font-size-asian="10.5pt" style:font-size-complex="12pt"/>
    </style:style>
    <style:style style:name="T9" style:family="text">
      <style:text-properties style:font-name="Noto Sans Mono" fo:font-size="12pt" fo:language="en" fo:country="US" fo:font-weight="normal" officeooo:rsid="0004fa21" style:font-size-asian="10.5pt" style:font-weight-asian="normal" style:font-size-complex="12pt" style:font-weight-complex="normal"/>
    </style:style>
    <style:style style:name="T10" style:family="text">
      <style:text-properties officeooo:rsid="00069def"/>
    </style:style>
    <style:style style:name="T11" style:family="text">
      <style:text-properties officeooo:rsid="00085b30"/>
    </style:style>
    <style:style style:name="T12" style:family="text">
      <style:text-properties style:font-name="Noto Sans Mono"/>
    </style:style>
    <style:style style:name="T13" style:family="text">
      <style:text-properties style:font-name="Noto Sans Mono" fo:font-size="12pt" style:font-size-asian="10.5pt" style:font-size-complex="12pt"/>
    </style:style>
    <style:style style:name="T14" style:family="text">
      <style:text-properties style:font-name="Noto Sans Mono" fo:font-size="12pt" officeooo:rsid="0009dff2" style:font-size-asian="10.5pt" style:font-size-complex="12pt"/>
    </style:style>
    <style:style style:name="T15" style:family="text">
      <style:text-properties style:font-name="Noto Sans Mono" fo:font-size="12pt" officeooo:rsid="00085b30" style:font-size-asian="10.5pt" style:font-size-complex="12pt"/>
    </style:style>
    <style:style style:name="T16" style:family="text">
      <style:text-properties style:font-name="Noto Sans Mono" fo:font-size="12pt" officeooo:rsid="000adbc4" style:font-size-asian="10.5pt" style:font-size-complex="12pt"/>
    </style:style>
    <style:style style:name="T17" style:family="text">
      <style:text-properties fo:font-size="12pt" style:font-size-asian="10.5pt" style:font-size-complex="12pt"/>
    </style:style>
    <style:style style:name="T18" style:family="text">
      <style:text-properties fo:font-size="12pt" officeooo:rsid="00085b30" style:font-size-asian="10.5pt" style:font-size-complex="12pt"/>
    </style:style>
    <style:style style:name="T19" style:family="text">
      <style:text-properties officeooo:rsid="000922d7"/>
    </style:style>
    <style:style style:name="T20" style:family="text">
      <style:text-properties officeooo:rsid="0009dff2"/>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re’s More Than Two Operating Systems?!? -</text:p>
      <text:p text:style-name="P1"><text:span text:style-name="T19">Linux For The Newbie Episode #1</text:span></text:p>
      <text:p text:style-name="P2"><text:line-break/></text:p>
      <text:p text:style-name="P3">Hey everyone, welcome to the inaugural video of the Unix Hideout Media Collective! <text:s/>Appropriately, this is the first video in our series for new Linux users, and those just getting acquainted with the rather large world of Open Source software <text:span text:style-name="T20">as well</text:span>.</text:p>
      <text:p text:style-name="P3"/>
      <text:p text:style-name="P3">This video will be using sources from the internet, all of which are listed on our GitHub video material repository. <text:s/>The link is down below.</text:p>
      <text:p text:style-name="P3"/>
      <text:p text:style-name="P3"><text:span text:style-name="T20">This is intended to</text:span> be your crash course guide to Linux history and philosophies, and if we have you convinced <text:span text:style-name="T20">you want to switch to the mighty penguin</text:span>, an installation guide you can follow along with will be available for your viewing on our channel. <text:s/></text:p>
      <text:p text:style-name="P3"/>
      <text:p text:style-name="P3">To all the BSD users out there, we will have a video series for you as well, however it won’t be for new users due to the fact that new users <text:span text:style-name="T20">largely </text:span>aren’t ready for BSD as it is more advanced and is a larger leap than, say, <text:span text:style-name="T20">ZorinOS</text:span>.</text:p>
      <text:p text:style-name="P3"/>
      <text:p text:style-name="P3">_________________________________________________</text:p>
      <text:p text:style-name="P3"/>
      <text:p text:style-name="P3"/>
      <text:p text:style-name="P3">To really understand the motivations of Linux and why it was originally created we need to go back, not to 1991, but to the mid-1980s. <text:s/>This marks the origins of Richard Stallman, G-N-U (more colloquially known as Gnu or Gnu’s not Unix), and the Free Software Foundation (the FSF). <text:s/></text:p>
      <text:p text:style-name="P3"/>
      <text:p text:style-name="P3">Just as computers were entering the home and <text:span text:style-name="T20">before</text:span> Apple and Microsoft <text:span text:style-name="T20">were really created,</text:span> anothe<text:span text:style-name="T20">r</text:span> operating system existed, <text:span text:style-name="T20">although not intended for home computing it held a majority</text:span> of the entire computing market safely in the palm of it’s hand. <text:s/>This was called Unix. </text:p>
      <text:p text:style-name="P3"/>
      <text:p text:style-name="P3"/>
      <text:p text:style-name="P3"/>
      <text:p text:style-name="P3"><text:soft-page-break/></text:p>
      <text:p text:style-name="P3">Unix was originally developed in the very late 60s by Ken Thompson and Dennis Ritchie (of C language fame) in an initiative by Bell Labs (or AT&amp;T, broke up in ‘83), it was officially used for the first time in the 70s and developed from there.</text:p>
      <text:p text:style-name="P3"/>
      <text:p text:style-name="P3">Regardless, in the mid-1980s Richard Stallman started the G<text:span text:style-name="T10">NU</text:span> project and the FSF to attempt to create a system that imitated Unix but had the source code available for all to see, read, and understand. <text:s/>This movement gained some traction with the biggest tech nerds of their time, but until G<text:span text:style-name="T11">NU</text:span> could get a full system put together they wouldn’t have much reach. <text:s/>(GIVE WARNING ABOUT STALLMAN SUBJECT MATTER). <text:s/></text:p>
      <text:p text:style-name="P3"/>
      <text:p text:style-name="P3">Now we can go to the day Linux was born and released into the world, August 25<text:span text:style-name="T1">th</text:span><text:span text:style-name="T3">, 1991. (put </text:span><text:span text:style-name="T4">U</text:span><text:span text:style-name="T3">se</text:span><text:span text:style-name="T4">N</text:span><text:span text:style-name="T3">et quote on screen for 3 or 4 minutes)</text:span></text:p>
      <text:p text:style-name="P3"/>
      <text:p text:style-name="P3">Linus Torvalds used the GNU utilities to create his own system which was intended to be an open source way to imitate Minix (a Unix-like system). <text:s/>This ended up blowing up among the tech nerds such that people started rolling their own versions of Linux <text:span text:style-name="T10">named distributions, or “distros.”</text:span> <text:s/></text:p>
      <text:p text:style-name="P3"/>
      <text:p text:style-name="P4"><text:span text:style-name="T5">There are some very notable first distros, however none will be mentioned </text:span><text:span text:style-name="T6">just </text:span><text:span text:style-name="T5">due to them being dead. <text:s/>In any situation you will have </text:span><text:span text:style-name="T6">to name</text:span><text:span text:style-name="T5"> the oldest and most mature of any </text:span><text:span text:style-name="T6">current systems</text:span><text:span text:style-name="T5">, and that title falls on </text:span><text:span text:style-name="T6">squarely on the shoulders of</text:span><text:span text:style-name="T5"> Slackware Linux. <text:s/>Just coming off of it’s 30</text:span><text:span text:style-name="T2">th</text:span><text:span text:style-name="T5"> birthday high not too long ago, Slackware was released in 1993 by Patrick V</text:span><text:span text:style-name="T9">o</text:span><text:span text:style-name="T5">lkerding, </text:span><text:span text:style-name="T6">and as a result is commonly named as older techies first distro.</text:span></text:p>
      <text:p text:style-name="P3"/>
      <text:p text:style-name="P3"/>
      <text:p text:style-name="P3">As much as I wish I could call Slackware the great operating system of it’s time, another more infinitely popular distribution had it’s start in 1995. <text:s/>The Debian Project. <text:s/><text:span text:style-name="T10">Most e</text:span>very Linux veteran has used it, and most new Linux users have at least heard of it. <text:span text:style-name="T10">This is the distro that has sired the most spin-offs just due to it’s sheer popularity and branches for both stable and testing distro fans. <text:s/></text:span></text:p>
      <text:p text:style-name="P3"/>
      <text:p text:style-name="P3"/>
      <text:p text:style-name="P6"><text:soft-page-break/>From here on out, after some rough patches, Linux started getting more support and easier and easier to use <text:span text:style-name="T11">and install</text:span> on a wide array of devices. <text:s/><text:span text:style-name="T11">While there are more major advancements and software creations we can talk about, I won’t mention them so as to keep this brief. <text:s/></text:span></text:p>
      <text:p text:style-name="P6"/>
      <text:p text:style-name="P6"/>
      <text:p text:style-name="P6">---------------------------------------------------------------------</text:p>
      <text:p text:style-name="P6"/>
      <text:p text:style-name="P7">Philosophies:</text:p>
      <text:p text:style-name="P7"/>
      <text:p text:style-name="P7">There are multiple philosophies and ideologies associated with Linux and Open Source operating systems. <text:s/>I encourage you to read up <text:span text:style-name="T20">on them</text:span> and <text:span text:style-name="T20">also</text:span> listen to <text:span text:style-name="T20">our</text:span> summation of these just so you can understand what is being discussed when we talk about these things.</text:p>
      <text:p text:style-name="P7"/>
      <text:p text:style-name="P11"><text:span text:style-name="T7">1) Unix Philosophy: Credited to Doug McIlroy this dictate</text:span><text:span text:style-name="T8">s</text:span><text:span text:style-name="T7"> </text:span><text:span text:style-name="T8">many things, however it is very verbose, so I’ll just read Peter H. Salus’ summation: </text:span><text:span text:style-name="T7">”Write programs that do one thing and do it well. <text:s/>Write programs to work together. <text:s/>Write programs to handle text streams, because that is a universal interface.” </text:span></text:p>
      <text:p text:style-name="P8"><text:span text:style-name="T18"/></text:p>
      <text:p text:style-name="P9"><text:span text:style-name="T17">2) Unix Philosophy is directly intertwined with “Do One Thing And Do It Well (DOTADIW)”. <text:s/>It sounds exactly as it is titled. <text:s/>Please note that not all DOTADIW programs line up with the Unix Philosophy, but all Unix Philosophy programs are DOTADIW.</text:span></text:p>
      <text:p text:style-name="P9"><text:span text:style-name="T17"/></text:p>
      <text:p text:style-name="P9"><text:span text:style-name="T17"><text:s text:c="3"/>This specific concept has been used multiple times, but perhaps most notably by Patrick Volkerding in his critique of SystemD, a system initialization program created by Lennart Poeterring.</text:span></text:p>
      <text:p text:style-name="P9"><text:span text:style-name="T17"/></text:p>
      <text:p text:style-name="Standard"><text:span text:style-name="T7">3) Keep It Simple Stupid (KISS) is a concept originally promoted by the U.S. Navy in the 1960s, and it is still not exclusive to Linux and the Open Source community, however in the recent years it is referenced the most by us. <text:s/>The KISS p</text:span><text:span text:style-name="T13">rinciple states that most systems work best if they are kept simple rather than made complicated; therefore, </text:span><text:span text:style-name="T12">simplicity</text:span><text:span text:style-name="T13"> should be a key goal in design, and unnecessary complexity should be avoided.</text:span></text:p>
      <text:p text:style-name="Standard"><text:span text:style-name="T13"/></text:p>
      <text:p text:style-name="Standard"><text:span text:style-name="T13"/></text:p>
      <text:p text:style-name="P12"><text:soft-page-break/><text:span text:style-name="T13">4) Suckless. <text:s/>Suckless, while a highly niche community, created a philosophy that when shortened basically reads as thus: <text:s/>Make a program as simple and minimal as possible. <text:s/>Unfortunately this is sometimes to the degradation of the user experience.</text:span></text:p>
      <text:p text:style-name="P12"><text:span text:style-name="T13"/></text:p>
      <text:p text:style-name="P12"><text:span text:style-name="T13"/></text:p>
      <text:p text:style-name="P12"><text:span text:style-name="T13">5) Read The Fucking Manual (RTFM). <text:s/>Now, this phrase has a very colored past, with elitists or people very upset at others, however it does hold some water in that you should look for an answer to your problem in the documentation before asking a question about a very common thing.</text:span></text:p>
      <text:p text:style-name="P12"><text:span text:style-name="T13"/></text:p>
      <text:p text:style-name="P12"><text:span text:style-name="T13"/></text:p>
      <text:p text:style-name="P12"><text:span text:style-name="T13">6) Arch BTW. <text:s/>This means if you use Arch Linux you must tell everyone and anyone that you use Arch Linux. <text:s/>If it isn’t your personality already, make it your personality ASAP.</text:span></text:p>
      <text:p text:style-name="P12"><text:span text:style-name="T13"/></text:p>
      <text:p text:style-name="P13"><text:span text:style-name="T7">---------------------------------------------------------------------</text:span></text:p>
      <text:p text:style-name="P13"><text:span text:style-name="T7"/></text:p>
      <text:p text:style-name="P13"><text:span text:style-name="T7">Ladies, gentlemen, neither, both, or in-between, Linux has a storied past and a very bright future. It is important to know what drives the community and what we believe so you can better participate in the conversations we have. <text:s/>Open Source operating systems are efficien</text:span><text:span text:style-name="T8">t</text:span><text:span text:style-name="T7">, are simple, are easy to understand, and is for the common user. That is it for me, Declan Fledderjohn, and on behalf of the Unix Hideout Media Collective &amp; Organization we thank you for watching our first video, and the first episode of Linux for the Newbie. <text:s/></text:span><text:span text:style-name="T16">Remember to check out the links to our platforms below. <text:s/></text:span><text:span text:style-name="T7">Keep it real internet.</text:span></text:p>
      <text:p text:style-name="P13"><text:span text:style-name="T7"/></text:p>
      <text:p text:style-name="P13"><text:span text:style-name="T7"/></text:p>
      <text:p text:style-name="P13"><text:span text:style-name="T7"/></text:p>
      <text:p text:style-name="P13"><text:span text:style-name="T7"/></text:p>
      <text:p text:style-name="P14"><text:span text:style-name="T7">U</text:span><text:span text:style-name="T13">nix Hideout Organization – Onward in Open Source</text:span></text:p>
      <text:p text:style-name="P14"><text:span text:style-name="T13"/></text:p>
      <text:p text:style-name="P14"><text:span text:style-name="T13">Official Script For Use By The Unix Hideout Media Collective</text:span></text:p>
      <text:p text:style-name="P14"><text:span text:style-name="T13"/></text:p>
      <text:p text:style-name="P14"><text:span text:style-name="T13">Copyr. 2023 Declan Fledderjohn – CC Attr. 4.0 In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Mono" svg:font-family="'Noto Sans Mono'"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7T08:40:12.681180213</meta:creation-date>
    <dc:date>2023-08-17T02:59:19.286650563</dc:date>
    <meta:editing-duration>P5DT23H25M44S</meta:editing-duration>
    <meta:editing-cycles>6</meta:editing-cycles>
    <meta:generator>LibreOffice/7.5.5.2$Linux_X86_64 LibreOffice_project/50$Build-2</meta:generator>
    <meta:document-statistic meta:table-count="0" meta:image-count="0" meta:object-count="0" meta:page-count="4" meta:paragraph-count="32" meta:word-count="1159" meta:character-count="6847" meta:non-whitespace-character-count="5672"/>
  </office:meta>
</office:document-meta>
</file>